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ader Chat" draw:style-name="dp1" draw:master-page-name="Default">
        <draw:rect draw:style-name="gr1" draw:text-style-name="P1" draw:layer="layout" svg:width="8.5cm" svg:height="11.5cm" svg:x="1.5cm" svg:y="2cm">
          <text:p/>
        </draw:rect>
        <draw:frame draw:style-name="gr2" draw:layer="layout" svg:width="7.5cm" svg:height="10.75cm" svg:x="2cm" svg:y="2.5cm">
          <draw:text-box>
            <text:p>問題セット１</text:p>
            <text:p>問題セット２</text:p>
            <text:p>　　ジャンル１</text:p>
            <text:p>　　ジャンル２</text:p>
            <text:p>　　ジャンル３</text:p>
            <text:p>　　ジャンル４</text:p>
            <text:p>問題セット３</text:p>
          </draw:text-box>
        </draw:frame>
        <draw:rect draw:style-name="gr3" draw:text-style-name="P1" draw:layer="layout" svg:width="8.5cm" svg:height="2cm" svg:x="1.5cm" svg:y="11.5cm">
          <text:p text:style-name="P1">ごたくファイル選択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